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gr3" style:family="graphic" style:parent-style-name="standard">
      <style:graphic-properties svg:stroke-color="#000000" draw:fill="solid" draw:fill-color="#99ffff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="solid" draw:fill-color="#ff6600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fill="solid" draw:fill-color="#ffff99" draw:textarea-horizontal-align="justify" draw:textarea-vertical-align="middle" draw:auto-grow-height="false"/>
    </style:style>
    <style:style style:name="gr6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7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8" style:family="graphic" style:parent-style-name="objectwithoutfill">
      <style:graphic-properties draw:stroke="solid" draw:stroke-dash="Fine_20_Dashed" draw:marker-start="Arrow" draw:marker-start-width="0.3cm" draw:marker-end="Arrow" draw:marker-end-width="0.3cm" draw:fill="none" draw:textarea-vertical-align="middle"/>
    </style:style>
    <style:style style:name="gr9" style:family="graphic" style:parent-style-name="standard">
      <style:graphic-properties svg:stroke-color="#3465af" draw:fill="solid" draw:fill-color="#ff00cc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5.8cm" svg:height="2.4cm" svg:x="7.6cm" svg:y="2.5cm">
          <text:p text:style-name="P1">Dépôt Central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" svg:x1="16.8cm" svg:y1="9.4cm" svg:x2="10.5cm" svg:y2="4.9cm" draw:start-shape="id1" draw:start-glue-point="4" draw:end-shape="id2" draw:end-glue-point="6" svg:d="m16800 9400-6300-4500" svg:viewBox="0 0 6301 4501">
          <text:p/>
        </draw:connector>
        <draw:custom-shape draw:style-name="gr3" draw:text-style-name="P1" xml:id="id1" draw:id="id1" draw:layer="layout" svg:width="4.8cm" svg:height="2.3cm" svg:x="14.4cm" svg:y="9.4cm">
          <text:p text:style-name="P1">Développeu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" svg:x1="4.9cm" svg:y1="9.4cm" svg:x2="10.5cm" svg:y2="4.9cm" draw:start-shape="id3" draw:start-glue-point="4" draw:end-shape="id2" draw:end-glue-point="6" svg:d="m4900 9400 5600-4500" svg:viewBox="0 0 5601 4501">
          <text:p/>
        </draw:connector>
        <draw:custom-shape draw:style-name="gr3" draw:text-style-name="P1" xml:id="id3" draw:id="id3" draw:layer="layout" svg:width="4.8cm" svg:height="2.3cm" svg:x="2.5cm" svg:y="9.4cm">
          <text:p text:style-name="P1">Développeu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4" draw:id="id4" draw:layer="layout" svg:width="4.8cm" svg:height="2.3cm" svg:x="8.2cm" svg:y="9.4cm">
          <text:p text:style-name="P1">Développeu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" svg:x1="10.5cm" svg:y1="4.9cm" svg:x2="10.6cm" svg:y2="9.4cm" draw:start-shape="id2" draw:start-glue-point="6" draw:end-shape="id4" draw:end-glue-point="4" svg:d="m10500 4900 100 4500" svg:viewBox="0 0 101 4501">
          <text:p/>
        </draw:connector>
      </draw:page>
      <draw:page draw:name="page2" draw:style-name="dp1" draw:master-page-name="Default">
        <draw:custom-shape draw:style-name="gr1" draw:text-style-name="P1" xml:id="id5" draw:id="id5" draw:layer="layout" svg:width="5.8cm" svg:height="2.3cm" svg:x="3.9cm" svg:y="3.3cm">
          <text:p text:style-name="P1">Dépôt canoniqu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10" draw:id="id10" draw:layer="layout" svg:width="4.8cm" svg:height="2.3cm" svg:x="3.4cm" svg:y="12.9cm">
          <text:p text:style-name="P1">Développeu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11" draw:id="id11" draw:layer="layout" svg:width="4.8cm" svg:height="2.3cm" svg:x="8.6cm" svg:y="12.9cm">
          <text:p text:style-name="P1">Développeu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12" draw:id="id12" draw:layer="layout" svg:width="4.8cm" svg:height="2.3cm" svg:x="13.9cm" svg:y="12.9cm">
          <text:p text:style-name="P1">Développeu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xml:id="id9" draw:id="id9" draw:layer="layout" svg:width="4.8cm" svg:height="2.3cm" svg:x="12.9cm" svg:y="3.3cm">
          <text:p text:style-name="P1">Intégrateu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xml:id="id6" draw:id="id6" draw:layer="layout" svg:width="3.2cm" svg:height="1.7cm" svg:x="4.2cm" svg:y="9.2cm">
          <text:p text:style-name="P1">Dépô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xml:id="id8" draw:id="id8" draw:layer="layout" svg:width="3.2cm" svg:height="1.7cm" svg:x="9.4cm" svg:y="9.2cm">
          <text:p text:style-name="P1">Dépô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xml:id="id7" draw:id="id7" draw:layer="layout" svg:width="3.2cm" svg:height="1.7cm" svg:x="14.7cm" svg:y="9.2cm">
          <text:p text:style-name="P1">Dépô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1" draw:layer="layout" draw:type="line" svg:x1="6.8cm" svg:y1="5.6cm" svg:x2="5.8cm" svg:y2="9.2cm" draw:start-shape="id5" draw:start-glue-point="6" draw:end-shape="id6" svg:d="m6800 5600-1000 3600" svg:viewBox="0 0 1001 3601">
          <text:p/>
        </draw:connector>
        <draw:connector draw:style-name="gr6" draw:text-style-name="P1" draw:layer="layout" draw:type="line" svg:x1="6.8cm" svg:y1="5.6cm" svg:x2="16.3cm" svg:y2="9.2cm" draw:start-shape="id5" draw:start-glue-point="6" draw:end-shape="id7" draw:end-glue-point="4" svg:d="m6800 5600 9500 3600" svg:viewBox="0 0 9501 3601">
          <text:p/>
        </draw:connector>
        <draw:connector draw:style-name="gr6" draw:text-style-name="P1" draw:layer="layout" draw:type="line" svg:x1="7.4cm" svg:y1="10.05cm" svg:x2="9.4cm" svg:y2="10.05cm" draw:start-shape="id6" draw:start-glue-point="7" draw:end-shape="id8" draw:end-glue-point="5" svg:d="m7400 10050h2000" svg:viewBox="0 0 2001 1">
          <text:p/>
        </draw:connector>
        <draw:connector draw:style-name="gr7" draw:text-style-name="P1" draw:layer="layout" draw:type="line" svg:x1="11cm" svg:y1="9.2cm" svg:x2="15.3cm" svg:y2="5.6cm" draw:start-shape="id8" draw:start-glue-point="4" draw:end-shape="id9" draw:end-glue-point="6" svg:d="m11000 9200 4300-3600" svg:viewBox="0 0 4301 3601">
          <text:p/>
        </draw:connector>
        <draw:connector draw:style-name="gr7" draw:text-style-name="P1" draw:layer="layout" draw:type="line" svg:x1="16.3cm" svg:y1="9.2cm" svg:x2="15.3cm" svg:y2="5.6cm" draw:start-shape="id7" draw:start-glue-point="4" draw:end-shape="id9" draw:end-glue-point="6" svg:d="m16300 9200-1000-3600" svg:viewBox="0 0 1001 3601">
          <text:p/>
        </draw:connector>
        <draw:connector draw:style-name="gr6" draw:text-style-name="P1" draw:layer="layout" draw:type="line" svg:x1="6.8cm" svg:y1="5.6cm" svg:x2="11cm" svg:y2="9.2cm" draw:start-shape="id5" draw:start-glue-point="6" draw:end-shape="id8" draw:end-glue-point="4" svg:d="m6800 5600 4200 3600" svg:viewBox="0 0 4201 3601">
          <text:p/>
        </draw:connector>
        <draw:connector draw:style-name="gr8" draw:text-style-name="P1" draw:layer="layout" draw:type="line" svg:x1="9.7cm" svg:y1="4.45cm" svg:x2="12.9cm" svg:y2="4.45cm" draw:start-shape="id5" draw:start-glue-point="7" draw:end-shape="id9" svg:d="m9700 4450h3200" svg:viewBox="0 0 3201 1">
          <text:p/>
        </draw:connector>
        <draw:connector draw:style-name="gr8" draw:text-style-name="P1" draw:layer="layout" draw:type="line" svg:x1="5.8cm" svg:y1="10.9cm" svg:x2="5.8cm" svg:y2="12.9cm" draw:start-shape="id6" draw:start-glue-point="6" draw:end-shape="id10" draw:end-glue-point="4" svg:d="m5800 10900v2000" svg:viewBox="0 0 1 2001">
          <text:p/>
        </draw:connector>
        <draw:connector draw:style-name="gr8" draw:text-style-name="P1" draw:layer="layout" draw:type="line" svg:x1="11cm" svg:y1="10.9cm" svg:x2="11cm" svg:y2="12.9cm" draw:start-shape="id8" draw:start-glue-point="6" draw:end-shape="id11" draw:end-glue-point="4" svg:d="m11000 10900v2000" svg:viewBox="0 0 1 2001">
          <text:p/>
        </draw:connector>
        <draw:connector draw:style-name="gr8" draw:text-style-name="P1" draw:layer="layout" draw:type="line" svg:x1="16.3cm" svg:y1="10.9cm" svg:x2="16.3cm" svg:y2="12.9cm" draw:start-shape="id7" draw:start-glue-point="6" draw:end-shape="id12" draw:end-glue-point="4" svg:d="m16300 10900v2000" svg:viewBox="0 0 1 2001">
          <text:p/>
        </draw:connector>
      </draw:page>
      <draw:page draw:name="page3" draw:style-name="dp1" draw:master-page-name="Default">
        <draw:custom-shape draw:style-name="gr1" draw:text-style-name="P1" xml:id="id13" draw:id="id13" draw:layer="layout" svg:width="5.8cm" svg:height="2.4cm" svg:x="5.7cm" svg:y="1.4cm">
          <text:p text:style-name="P1">Dépôt canonique</text:p>
          <text:p text:style-name="P1"><text:span text:style-name="T1">github.com/alice/proj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14" draw:id="id14" draw:layer="layout" svg:width="4.8cm" svg:height="2.3cm" svg:x="1.3cm" svg:y="7.5cm">
          <text:p text:style-name="P1">Alice</text:p>
          <text:p text:style-name="P1">Dépôt loca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15" draw:id="id15" draw:layer="layout" svg:width="4.8cm" svg:height="2.3cm" svg:x="10.6cm" svg:y="7.5cm">
          <text:p text:style-name="P1">Bob</text:p>
          <text:p text:style-name="P1">Dépôt local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" draw:layer="layout" draw:type="line" svg:x1="8.6cm" svg:y1="3.8cm" svg:x2="3.7cm" svg:y2="7.5cm" draw:start-shape="id13" draw:start-glue-point="6" draw:end-shape="id14" draw:end-glue-point="4" svg:d="m8600 3800-4900 3700" svg:viewBox="0 0 4901 3701">
          <text:p/>
        </draw:connector>
        <draw:connector draw:style-name="gr8" draw:text-style-name="P1" draw:layer="layout" draw:type="line" svg:x1="8.6cm" svg:y1="3.8cm" svg:x2="13cm" svg:y2="7.5cm" draw:start-shape="id13" draw:start-glue-point="6" draw:end-shape="id15" draw:end-glue-point="4" svg:d="m8600 3800 4400 3700" svg:viewBox="0 0 4401 3701">
          <text:p/>
        </draw:connector>
      </draw:page>
      <draw:page draw:name="page4" draw:style-name="dp1" draw:master-page-name="Default">
        <draw:custom-shape draw:style-name="gr1" draw:text-style-name="P1" xml:id="id16" draw:id="id16" draw:layer="layout" svg:width="5.8cm" svg:height="2.4cm" svg:x="5.9cm" svg:y="1.6cm">
          <text:p text:style-name="P1">Dépôt canonique</text:p>
          <text:p text:style-name="P1"><text:span text:style-name="T1">github.com/alice/proj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17" draw:id="id17" draw:layer="layout" svg:width="4.8cm" svg:height="2.3cm" svg:x="2cm" svg:y="8.3cm">
          <text:p text:style-name="P1">Alice</text:p>
          <text:p text:style-name="P1">Dépôt loca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18" draw:id="id18" draw:layer="layout" svg:width="4.8cm" svg:height="2.3cm" svg:x="7.8cm" svg:y="8.3cm">
          <text:p text:style-name="P1">Bob</text:p>
          <text:p text:style-name="P1">Dépôt loca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20" draw:id="id20" draw:layer="layout" svg:width="4.8cm" svg:height="2.3cm" svg:x="13.5cm" svg:y="8.3cm">
          <text:p text:style-name="P1">Ève</text:p>
          <text:p text:style-name="P1">Dépôt loca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xml:id="id19" draw:id="id19" draw:layer="layout" svg:width="5.2cm" svg:height="1.7cm" svg:x="13.3cm" svg:y="4cm">
          <text:p text:style-name="P1">Dépôt public</text:p>
          <text:p text:style-name="P1"><text:span text:style-name="T2">github.com/eve/proj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" draw:layer="layout" draw:type="line" svg:x1="8.8cm" svg:y1="4cm" svg:x2="4.4cm" svg:y2="8.3cm" draw:start-shape="id16" draw:start-glue-point="6" draw:end-shape="id17" draw:end-glue-point="4" svg:d="m8800 4000-4400 4300" svg:viewBox="0 0 4401 4301">
          <text:p/>
        </draw:connector>
        <draw:connector draw:style-name="gr8" draw:text-style-name="P1" draw:layer="layout" draw:type="line" svg:x1="10.2cm" svg:y1="8.3cm" svg:x2="8.8cm" svg:y2="4cm" draw:start-shape="id18" draw:end-shape="id16" draw:end-glue-point="6" svg:d="m10200 8300-1400-4300" svg:viewBox="0 0 1401 4301">
          <text:p/>
        </draw:connector>
        <draw:connector draw:style-name="gr8" draw:text-style-name="P1" draw:layer="layout" draw:type="line" svg:x1="15.9cm" svg:y1="5.7cm" svg:x2="15.9cm" svg:y2="8.3cm" draw:start-shape="id19" draw:start-glue-point="6" draw:end-shape="id20" draw:end-glue-point="4" svg:d="m15900 5700v2600" svg:viewBox="0 0 1 2601">
          <text:p/>
        </draw:connector>
        <draw:connector draw:style-name="gr7" draw:text-style-name="P1" draw:layer="layout" draw:type="line" svg:x1="15.9cm" svg:y1="4cm" svg:x2="11.7cm" svg:y2="2.8cm" draw:start-shape="id19" draw:start-glue-point="4" draw:end-shape="id16" svg:d="m15900 4000-4200-1200" svg:viewBox="0 0 4201 1201">
          <text:p/>
        </draw:connector>
      </draw:page>
      <draw:page draw:name="page5" draw:style-name="dp1" draw:master-page-name="Default">
        <draw:custom-shape draw:style-name="gr1" draw:text-style-name="P1" xml:id="id29" draw:id="id29" draw:layer="layout" svg:width="5.8cm" svg:height="2.3cm" svg:x="2cm" svg:y="2cm">
          <text:p text:style-name="P1">Dépôt canoniqu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30" draw:id="id30" draw:layer="layout" svg:width="4.8cm" svg:height="2.3cm" svg:x="2.1cm" svg:y="17.7cm">
          <text:p text:style-name="P1">Développeu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31" draw:id="id31" draw:layer="layout" svg:width="4.8cm" svg:height="2.3cm" svg:x="7.3cm" svg:y="17.7cm">
          <text:p text:style-name="P1">Développeu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32" draw:id="id32" draw:layer="layout" svg:width="4.8cm" svg:height="2.3cm" svg:x="13.2cm" svg:y="17.7cm">
          <text:p text:style-name="P1">Développeu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xml:id="id22" draw:id="id22" draw:layer="layout" svg:width="4.8cm" svg:height="2.3cm" svg:x="10.8cm" svg:y="2cm">
          <text:p text:style-name="P1">Dictateu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xml:id="id24" draw:id="id24" draw:layer="layout" svg:width="3.2cm" svg:height="1.7cm" svg:x="2.9cm" svg:y="14cm">
          <text:p text:style-name="P1">Dépô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xml:id="id26" draw:id="id26" draw:layer="layout" svg:width="3.2cm" svg:height="1.7cm" svg:x="8.1cm" svg:y="14cm">
          <text:p text:style-name="P1">Dépô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xml:id="id27" draw:id="id27" draw:layer="layout" svg:width="3.2cm" svg:height="1.7cm" svg:x="14cm" svg:y="14cm">
          <text:p text:style-name="P1">Dépô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xml:id="id25" draw:id="id25" draw:layer="layout" svg:width="4.8cm" svg:height="2.3cm" svg:x="4.9cm" svg:y="9.6cm">
          <text:p text:style-name="P1">Lieutena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xml:id="id28" draw:id="id28" draw:layer="layout" svg:width="4.8cm" svg:height="2.3cm" svg:x="13.2cm" svg:y="9.6cm">
          <text:p text:style-name="P1">Lieutenan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1" draw:layer="layout" draw:type="line" svg:x1="7.3cm" svg:y1="6cm" svg:x2="13.2cm" svg:y2="4.3cm" draw:start-shape="id21" draw:start-glue-point="4" draw:end-shape="id22" draw:end-glue-point="6" svg:d="m7300 6000 5900-1700" svg:viewBox="0 0 5901 1701">
          <text:p/>
        </draw:connector>
        <draw:connector draw:style-name="gr7" draw:text-style-name="P1" draw:layer="layout" draw:type="line" svg:x1="15.6cm" svg:y1="6cm" svg:x2="13.2cm" svg:y2="4.3cm" draw:start-shape="id23" draw:start-glue-point="4" draw:end-shape="id22" draw:end-glue-point="6" svg:d="m15600 6000-2400-1700" svg:viewBox="0 0 2401 1701">
          <text:p/>
        </draw:connector>
        <draw:custom-shape draw:style-name="gr5" draw:text-style-name="P1" xml:id="id23" draw:id="id23" draw:layer="layout" svg:width="3.2cm" svg:height="1.7cm" svg:x="14cm" svg:y="6cm">
          <text:p text:style-name="P1">Dépô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xml:id="id21" draw:id="id21" draw:layer="layout" svg:width="3.2cm" svg:height="1.7cm" svg:x="5.7cm" svg:y="6cm">
          <text:p text:style-name="P1">Dépô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1" draw:layer="layout" draw:type="line" svg:x1="4.5cm" svg:y1="14cm" svg:x2="7.3cm" svg:y2="11.9cm" draw:start-shape="id24" draw:start-glue-point="4" draw:end-shape="id25" draw:end-glue-point="6" svg:d="m4500 14000 2800-2100" svg:viewBox="0 0 2801 2101">
          <text:p/>
        </draw:connector>
        <draw:connector draw:style-name="gr7" draw:text-style-name="P1" draw:layer="layout" draw:type="line" svg:x1="9.7cm" svg:y1="14cm" svg:x2="7.3cm" svg:y2="11.9cm" draw:start-shape="id26" draw:start-glue-point="4" draw:end-shape="id25" draw:end-glue-point="6" svg:d="m9700 14000-2400-2100" svg:viewBox="0 0 2401 2101">
          <text:p/>
        </draw:connector>
        <draw:connector draw:style-name="gr7" draw:text-style-name="P1" draw:layer="layout" draw:type="line" svg:x1="15.6cm" svg:y1="14cm" svg:x2="15.6cm" svg:y2="11.9cm" draw:start-shape="id27" draw:start-glue-point="4" draw:end-shape="id28" draw:end-glue-point="6" svg:d="m15600 14000v-2100" svg:viewBox="0 0 1 2101">
          <text:p/>
        </draw:connector>
        <draw:connector draw:style-name="gr8" draw:text-style-name="P1" draw:layer="layout" svg:x1="7.3cm" svg:y1="9.6cm" svg:x2="7.3cm" svg:y2="7.7cm" draw:start-shape="id25" draw:start-glue-point="4" draw:end-shape="id21" draw:end-glue-point="6" svg:d="m7300 9600v-1900" svg:viewBox="0 0 1 1901">
          <text:p/>
        </draw:connector>
        <draw:connector draw:style-name="gr8" draw:text-style-name="P1" draw:layer="layout" svg:x1="15.6cm" svg:y1="7.7cm" svg:x2="15.6cm" svg:y2="9.6cm" draw:start-shape="id23" draw:start-glue-point="6" draw:end-shape="id28" draw:end-glue-point="4" svg:d="m15600 7700v1900" svg:viewBox="0 0 1 1901">
          <text:p/>
        </draw:connector>
        <draw:connector draw:style-name="gr8" draw:text-style-name="P1" draw:layer="layout" draw:type="line" svg:x1="7.8cm" svg:y1="3.15cm" svg:x2="10.8cm" svg:y2="3.15cm" draw:start-shape="id29" draw:start-glue-point="7" draw:end-shape="id22" draw:end-glue-point="5" svg:d="m7800 3150h3000" svg:viewBox="0 0 3001 1">
          <text:p/>
        </draw:connector>
        <draw:connector draw:style-name="gr8" draw:text-style-name="P1" draw:layer="layout" draw:type="line" svg:x1="4.5cm" svg:y1="15.7cm" svg:x2="4.5cm" svg:y2="17.7cm" draw:start-shape="id24" draw:start-glue-point="6" draw:end-shape="id30" draw:end-glue-point="4" svg:d="m4500 15700v2000" svg:viewBox="0 0 1 2001">
          <text:p/>
        </draw:connector>
        <draw:connector draw:style-name="gr8" draw:text-style-name="P1" draw:layer="layout" draw:type="line" svg:x1="9.7cm" svg:y1="15.7cm" svg:x2="9.7cm" svg:y2="17.7cm" draw:start-shape="id26" draw:start-glue-point="6" draw:end-shape="id31" draw:end-glue-point="4" svg:d="m9700 15700v2000" svg:viewBox="0 0 1 2001">
          <text:p/>
        </draw:connector>
        <draw:connector draw:style-name="gr8" draw:text-style-name="P1" draw:layer="layout" draw:type="line" svg:x1="15.6cm" svg:y1="15.7cm" svg:x2="15.6cm" svg:y2="17.7cm" draw:start-shape="id27" draw:start-glue-point="6" draw:end-shape="id32" draw:end-glue-point="4" svg:d="m15600 15700v2000" svg:viewBox="0 0 1 2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25T10:06:16.221000000</meta:creation-date>
    <dc:date>2014-03-27T11:28:24.795000000</dc:date>
    <meta:editing-duration>PT3H58M47S</meta:editing-duration>
    <meta:editing-cycles>8</meta:editing-cycles>
    <meta:generator>LibreOffice/4.1.5.3$Windows_x86 LibreOffice_project/1c1366bba2ba2b554cd2ca4d87c06da81c05d24</meta:generator>
    <meta:document-statistic meta:object-count="62"/>
  </office:meta>
</office:document-meta>
</file>